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T2" style:family="text">
      <style:text-properties fo:country="AT" fo:font-weight="bold" fo:language="de" fo:text-shadow="none" style:font-relief="none" style:text-emphasize="none" style:text-line-through-mode="continuous" style:text-line-through-style="none" style:text-line-through-type="none" style:text-outline="false" style:text-overline-color="font-color" style:text-overline-style="none" style:text-overline-type="none" style:text-underline-color="font-color" style:text-underline-style="none" style:text-underline-type="none"/>
    </style:style>
    <style:style style:name="T3" style:family="text">
      <style:text-properties fo:country="AT" fo:language="de" fo:text-shadow="none" style:font-relief="none" style:text-emphasize="none" style:text-line-through-mode="continuous" style:text-line-through-style="none" style:text-line-through-type="none" style:text-outline="false" style:text-overline-color="font-color" style:text-overline-style="none" style:text-overline-type="none" style:text-underline-color="font-color" style:text-underline-style="none" style:text-underline-type="none"/>
    </style:style>
    <style:style style:name="P1" style:family="paragraph">
      <style:text-properties fo:color="#000000"/>
    </style:style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26.743699894199978pt"/>
    </style:style>
    <style:style style:name="co2" style:family="table-column">
      <style:table-column-properties style:column-width="220.762587170399996pt"/>
    </style:style>
    <style:style style:name="co3" style:family="table-column">
      <style:table-column-properties style:column-width="64.006410096400003pt"/>
    </style:style>
    <style:style style:name="co4" style:family="table-column">
      <style:table-column-properties style:column-width="251.943743550400001pt"/>
    </style:style>
    <style:style style:name="co5" style:family="table-column">
      <style:table-column-properties style:column-width="239.301201963599993pt"/>
    </style:style>
    <style:style style:name="ro1" style:family="table-row">
      <style:table-row-properties style:row-height="19.700821530999999pt"/>
    </style:style>
    <style:style style:name="ro2" style:family="table-row">
      <style:table-row-properties style:row-height="147.004979078800005pt"/>
    </style:style>
    <style:style style:name="ro3" style:family="table-row">
      <style:table-row-properties style:row-height="13.804748324599998pt"/>
    </style:style>
    <style:style style:name="ro4" style:family="table-row">
      <style:table-row-properties style:row-height="45.807953372800000pt"/>
    </style:style>
    <style:style style:name="ro5" style:family="table-row">
      <style:table-row-properties style:row-height="34.611083581800003pt"/>
    </style:style>
    <style:style style:name="ro6" style:family="table-row">
      <style:table-row-properties style:row-height="23.442560296599996pt"/>
    </style:style>
    <style:style style:name="ro7" style:family="table-row">
      <style:table-row-properties style:row-height="35.036281168800002pt"/>
    </style:style>
    <style:style style:name="ro8" style:family="table-row">
      <style:table-row-properties style:row-height="23.839411377799998pt"/>
    </style:style>
    <style:style style:name="ro9" style:family="table-row">
      <style:table-row-properties style:row-height="38.806366440200001pt"/>
    </style:style>
    <style:style style:name="ro10" style:family="table-row">
      <style:table-row-properties style:row-height="57.458367256599999pt"/>
    </style:style>
    <style:style style:name="ro11" style:family="table-row">
      <style:table-row-properties style:row-height="46.261497465599994pt"/>
    </style:style>
    <style:style style:name="ro12" style:family="table-row">
      <style:table-row-properties style:row-height="12.812620621600001pt"/>
    </style:style>
    <style:style style:name="ce1" style:family="table-cell" style:parent-style-name="custom-style6">
      <style:table-cell-properties fo:wrap-option="wrap" style:vertical-align="top"/>
      <style:text-properties fo:font-family="Carlito" fo:font-size="16.000000000000000pt" fo:font-weight="bold"/>
    </style:style>
    <style:style style:name="ce2" style:family="table-cell" style:parent-style-name="custom-style6">
      <style:table-cell-properties fo:wrap-option="wrap" style:vertical-align="top"/>
      <style:text-properties fo:font-family="Carlito" fo:font-size="11.000000000000000pt"/>
    </style:style>
    <style:style style:name="ce3" style:family="table-cell" style:parent-style-name="custom-style6">
      <style:table-cell-properties fo:wrap-option="wrap" style:text-align-source="fix" style:vertical-align="middle"/>
      <style:paragraph-properties fo:text-align="start"/>
      <style:text-properties fo:font-family="Carlito" fo:font-size="11.000000000000000pt"/>
    </style:style>
    <style:style style:name="ce4" style:family="table-cell" style:parent-style-name="custom-style6">
      <style:table-cell-properties fo:background-color="#ff860d" fo:wrap-option="wrap" style:text-align-source="fix" style:vertical-align="top"/>
      <style:paragraph-properties fo:text-align="center"/>
      <style:text-properties fo:color="#000000" fo:font-family="Carlito" fo:font-size="11.000000000000000pt" fo:font-weight="bold"/>
    </style:style>
    <style:style style:name="ce5" style:family="table-cell" style:parent-style-name="custom-style6">
      <style:table-cell-properties fo:background-color="#ffff38" fo:wrap-option="wrap" style:text-align-source="fix" style:vertical-align="top"/>
      <style:paragraph-properties fo:text-align="center"/>
      <style:text-properties fo:color="#000000" fo:font-family="Carlito" fo:font-size="11.000000000000000pt" fo:font-weight="bold"/>
    </style:style>
    <style:style style:name="ce6" style:family="table-cell" style:parent-style-name="custom-style6">
      <style:table-cell-properties fo:wrap-option="wrap" style:text-align-source="fix" style:vertical-align="top"/>
      <style:paragraph-properties fo:text-align="center"/>
      <style:text-properties fo:font-family="Carlito" fo:font-size="11.000000000000000pt" fo:font-weight="bold"/>
    </style:style>
    <style:style style:name="ce7" style:family="table-cell">
      <style:table-cell-properties fo:wrap-option="wrap" style:vertical-align="top"/>
      <style:text-properties fo:font-family="Carlito" fo:font-size="11.000000000000000pt"/>
    </style:style>
    <style:style style:name="ce8" style:family="table-cell" style:parent-style-name="custom-style6">
      <style:table-cell-properties fo:wrap-option="wrap" style:vertical-align="top"/>
      <style:text-properties fo:font-family="Carlito" fo:font-size="11.000000000000000pt" fo:font-weight="bold"/>
    </style:style>
    <style:style style:name="ce9" style:family="table-cell" style:parent-style-name="custom-style6">
      <style:text-properties fo:font-family="Carlito" fo:font-size="11.000000000000000pt" fo:font-weight="bold"/>
    </style:style>
    <style:style style:name="ce10" style:family="table-cell" style:parent-style-name="custom-style6">
      <style:table-cell-properties fo:wrap-option="wrap" style:vertical-align="top"/>
      <style:text-properties fo:color="#b2b2b2" fo:font-family="Carlito" fo:font-size="11.000000000000000pt" style:text-line-through-style="solid"/>
    </style:style>
    <style:style style:name="ce11" style:family="table-cell" style:parent-style-name="custom-style6">
      <style:table-cell-properties fo:wrap-option="wrap" style:vertical-align="top"/>
      <style:text-properties fo:color="#b2b2b2" fo:font-family="Carlito" fo:font-size="11.000000000000000pt"/>
    </style:style>
    <style:style style:name="ce12" style:family="table-cell">
      <style:text-properties fo:font-family="'Liberation Sans'" fo:font-weight="bold"/>
    </style:style>
    <style:style style:name="ce13" style:family="table-cell" style:parent-style-name="custom-style6">
      <style:text-properties fo:font-family="'Liberation Sans'" fo:font-weight="bold"/>
    </style:style>
    <style:style style:name="ce14" style:family="table-cell">
      <style:text-properties fo:font-weight="bold"/>
    </style:style>
  </office:automatic-styles>
  <office:body>
    <office:spreadsheet>
      <table:calculation-settings/>
      <table:table table:name="Fehlerliste" table:style-name="ta1">
        <table:table-column table:style-name="co1" table:number-columns-repeated="4"/>
        <table:table-column table:style-name="co2"/>
        <table:table-column table:style-name="co3" table:number-columns-repeated="1019"/>
        <table:table-row table:style-name="ro1">
          <table:table-cell office:value-type="string" office:string-value="Life Exam Tests" table:style-name="ce1">
            <text:p>Life Exam Tests</text:p>
          </table:table-cell>
        </table:table-row>
        <table:table-row table:style-name="ro2">
          <table:table-cell office:value-type="string" office:string-value="/etc/sudoers.d/life" table:style-name="ce2">
            <text:p>/etc/sudoers.d/life</text:p>
          </table:table-cell>
          <table:table-cell office:value-type="string" office:string-value="student ALL=(ALL) NOPASSWD:SETENV: /bin/ip  student ALL=(ALL) NOPASSWD:SETENV: /usr/bin/calamares  student ALL=(ALL) NOPASSWD:SETENV: /home/student/.life/applications/life-exam/server/server.py  student ALL=(ALL) NOPASSWD:SETENV: /home/student/.life/applications/life-exam/client/client.py  student ALL=(ALL) NOPASSWD:SETENV: /home/student/.life/applications/life-builder/usbcreator/usbcreator.py  student ALL=(ALL) NOPASSWD:SETENV: /home/student/.life/applications/life-builder/main.py  student ALL=(ALL) NOPASSWD:SETENV: /home/student/.life/applications/sambamount/sambamount.py   student ALL=(ALL) NOPASSWD:SETENV: /home/student/.life/applications/life-helperscripts/restore-desktop-config-root.sh  # in EXAM Mode, student can manually stop the EXAM  student ALL=(ALL) NOPASSWD:SETENV: /home/student/.life/applications/life-exam/DATA/EXAMCONFIG/lockdown/stopexam.sh   student ALL=(ALL) NOPASSWD:SETENV: /usr/bin/twistd3  " table:style-name="ce3" table:number-columns-spanned="3">
            <text:p>student ALL=(ALL) NOPASSWD:SETENV: /bin/ip 
student ALL=(ALL) NOPASSWD:SETENV: /usr/bin/calamares 
student ALL=(ALL) NOPASSWD:SETENV: /home/student/.life/applications/life-exam/server/server.py 
student ALL=(ALL) NOPASSWD:SETENV: /home/student/.life/applications/life-exam/client/client.py 
student ALL=(ALL) NOPASSWD:SETENV: /home/student/.life/applications/life-builder/usbcreator/usbcreator.py 
student ALL=(ALL) NOPASSWD:SETENV: /home/student/.life/applications/life-builder/main.py 
student ALL=(ALL) NOPASSWD:SETENV: /home/student/.life/applications/sambamount/sambamount.py 

student ALL=(ALL) NOPASSWD:SETENV: /home/student/.life/applications/life-helperscripts/restore-desktop-config-root.sh 
# in EXAM Mode, student can manually stop the EXAM 
student ALL=(ALL) NOPASSWD:SETENV: /home/student/.life/applications/life-exam/DATA/EXAMCONFIG/lockdown/stopexam.sh 

student ALL=(ALL) NOPASSWD:SETENV: /usr/bin/twistd3

</text:p>
          </table:table-cell>
          <table:covered-table-cell office:value-type="string" office:string-value="" table:style-name="ce2">
            <text:p/>
          </table:covered-table-cell>
          <table:covered-table-cell office:value-type="string" office:string-value="" table:style-name="ce2">
            <text:p/>
          </table:covered-table-cell>
        </table:table-row>
        <table:table-row table:style-name="ro3">
          <table:table-cell office:value-type="string" office:string-value="etc environment" table:style-name="ce2">
            <text:p>etc environment</text:p>
          </table:table-cell>
          <table:table-cell office:value-type="string" office:string-value="PYTHONPATH=&quot;.:/home/student/.life/applications/life-exam&quot;" table:style-name="ce3" table:number-columns-spanned="3">
            <text:p>PYTHONPATH=".:/home/student/.life/applications/life-exam"</text:p>
          </table:table-cell>
          <table:covered-table-cell office:value-type="string" office:string-value="" table:style-name="ce2">
            <text:p/>
          </table:covered-table-cell>
          <table:covered-table-cell office:value-type="string" office:string-value="" table:style-name="ce2">
            <text:p/>
          </table:covered-table-cell>
        </table:table-row>
        <table:table-row table:style-name="ro3">
          <table:table-cell/>
        </table:table-row>
        <table:table-row table:style-name="ro3">
          <table:table-cell office:value-type="string" office:string-value="Kritisch" table:style-name="ce4">
            <text:p>Kritisch</text:p>
          </table:table-cell>
          <table:table-cell office:value-type="string" office:string-value="Warning" table:style-name="ce5">
            <text:p>Warning</text:p>
          </table:table-cell>
          <table:table-cell office:value-type="string" office:string-value="Zum Überdenken / fehlend" table:style-name="ce6">
            <text:p>Zum Überdenken / fehlend</text:p>
          </table:table-cell>
          <table:table-cell office:value-type="string" office:string-value="Frage" table:style-name="ce6">
            <text:p>Frage</text:p>
          </table:table-cell>
          <table:table-cell office:value-type="string" office:string-value="" table:style-name="ce7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8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  <table:table-cell office:value-type="string" office:string-value="" table:style-name="ce9">
            <text:p/>
          </table:table-cell>
        </table:table-row>
        <table:table-row table:style-name="ro3"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4">
          <table:table-cell office:value-type="string" office:string-value="Client: Server holt Abgabe, Client nicht in Exam Mode DANN keine Umschalten des Desktops" table:style-name="ce2">
            <text:p>Client: Server holt Abgabe, Client nicht in Exam Mode DANN keine Umschalten des Desktops</text:p>
          </table:table-cell>
          <table:table-cell office:value-type="string" office:string-value="Server: Nach Abgabe holen, falschen Ordner geöffnet" table:style-name="ce2">
            <text:p>Server: Nach Abgabe holen, falschen Ordner geöffnet</text:p>
          </table:table-cell>
          <table:table-cell office:value-type="string" office:string-value="Schüler haben während des Exams Zugriff auf eigene Partitionen" table:style-name="ce2">
            <text:p>Schüler haben während des Exams Zugriff auf eigene Partitionen</text:p>
          </table:table-cell>
          <table:table-cell office:value-type="string" office:string-value="neue mounts sollten nicht erlaubt sein.. sollen wir ein „umount“ bei exam start machen um eventuelle eingebundene partitionen rauszuhauen ?" table:style-name="ce2">
            <text:p>neue mounts sollten nicht erlaubt sein.. sollen wir ein „umount“ bei exam start machen um eventuelle eingebundene partitionen rauszuhauen ?</text:p>
          </table:table-cell>
          <table:table-cell office:value-type="string" office:string-value="" table:style-name="ce7">
            <text:p/>
          </table:table-cell>
        </table:table-row>
        <table:table-row table:style-name="ro5">
          <table:table-cell office:value-type="string" office:string-value="Server: Exam starten mehrfach anklickbar &gt; Problem mit Config der unlocked Version wird überschrieben" table:style-name="ce2">
            <text:p>Server: Exam starten mehrfach anklickbar &gt; Problem mit Config der unlocked Version wird überschrieben</text:p>
          </table:table-cell>
          <table:table-cell office:value-type="string" office:string-value="Server: Log File on GUI, Heartbeats ausnehmen" table:style-name="ce2">
            <text:p>Server: Log File on GUI, Heartbeats ausnehmen</text:p>
          </table:table-cell>
          <table:table-cell office:value-type="string" office:string-value="Access Point aktivieren (root Rechte?)" table:style-name="ce2">
            <text:p>Access Point aktivieren (root Rechte?)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6">
          <table:table-cell office:value-type="string" office:string-value="" table:style-name="ce7">
            <text:p/>
          </table:table-cell>
          <table:table-cell office:value-type="string" office:string-value="Server: OverlayIcons verschwinden bei ScreenshotUpdate" table:style-name="ce2">
            <text:p>Server: OverlayIcons verschwinden bei ScreenshotUpdate</text:p>
          </table:table-cell>
          <table:table-cell office:value-type="string" office:string-value="Drucker Testen" table:style-name="ce2">
            <text:p>Drucker Test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6">
          <table:table-cell office:value-type="string" office:string-value="" table:style-name="ce7">
            <text:p/>
          </table:table-cell>
          <table:table-cell office:value-type="string" office:string-value="Server: Autoscreenshot ist OFF nach EXAM Ende" table:style-name="ce2">
            <text:p>Server: Autoscreenshot ist OFF nach EXAM Ende</text:p>
          </table:table-cell>
          <table:table-cell office:value-type="string" office:string-value="" table:style-name="ce7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" table:style-name="ce7">
            <text:p/>
          </table:table-cell>
          <table:table-cell office:value-type="string" office:string-value="Server: GGB Strater SSB?" table:style-name="ce7">
            <text:p>Server: GGB Strater SSB?</text:p>
          </table:table-cell>
          <table:table-cell office:value-type="string" office:string-value="Helligkeit nach Boot zu niedrig" table:style-name="ce2">
            <text:p>Helligkeit nach Boot zu niedrig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" table:style-name="ce7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 table:number-rows-repeated="3">
          <table:table-cell office:value-type="string" office:string-value="" table:style-name="ce7">
            <text:p/>
          </table:table-cell>
          <table:table-cell office:value-type="string" office:string-value="" table:style-name="ce7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10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7">
          <table:table-cell office:value-type="string" office:string-value="LockScreen, beim ersten mal abgelehnt weil Client als Teacher angenommen wird" table:style-name="ce10">
            <text:p>LockScreen, beim ersten mal abgelehnt weil Client als Teacher angenommen wird</text:p>
          </table:table-cell>
          <table:table-cell office:value-type="string" office:string-value="Beim Hochfahren wird disk überprüft Dauert etwas" table:style-name="ce10">
            <text:p>Beim Hochfahren wird disk überprüft Dauert etwas</text:p>
          </table:table-cell>
          <table:table-cell office:value-type="string" office:string-value="Life-update Button verändern zu in Bearbeitung Abbrechen etc." table:style-name="ce10">
            <text:p>Life-update Button verändern zu in Bearbeitung Abbrechen etc.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" table:style-name="ce2">
            <text:p/>
          </table:table-cell>
          <table:table-cell office:value-type="string" office:string-value="Beim Ausschalten wird auf Eingabe gewartet &gt; bitte entfernen Sie das Wechselmedium" table:style-name="ce10">
            <text:p>Beim Ausschalten wird auf Eingabe gewartet &gt; bitte entfernen Sie das Wechselmedium</text:p>
          </table:table-cell>
          <table:table-cell office:value-type="string" office:string-value="IP Adresse in Übersicht Teacher anzeigen" table:style-name="ce10">
            <text:p>IP Adresse in Übersicht Teacher anzeig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9">
          <table:table-cell office:value-type="string" office:string-value="Server: mehrere Clients überlappen sich Grid anpassen" table:style-name="ce10">
            <text:p text:style-name="P1"><text:span text:style-name="T1">Server</text:span>: mehrere Clients überlappen sich</text:p>
            <text:p text:style-name="P1">Grid anpassen</text:p>
          </table:table-cell>
          <table:table-cell office:value-type="string" office:string-value="App Auswahl höher etwas größer" table:style-name="ce10">
            <text:p>App Auswahl höher etwas größer</text:p>
          </table:table-cell>
          <table:table-cell office:value-type="string" office:string-value="Client: Message Box verbunden als Feedback Wird nach 5min automatisch ausgebelendet" table:style-name="ce10">
            <text:p>Client: Message Box verbunden als Feedback Wird nach 5min automatisch ausgebelendet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Server: Client entfernen, Widget bleibt" table:style-name="ce10">
            <text:p text:style-name="P1"><text:span text:style-name="T1">Server</text:span>: Client entfernen, Widget bleibt</text:p>
          </table:table-cell>
          <table:table-cell office:value-type="string" office:string-value="Client: Doppelten Start verhindern" table:style-name="ce11">
            <text:p text:style-name="P1"><text:span text:style-name="T2">Client</text:span><text:span text:style-name="T3">: Doppelten Start verhindern</text:span></text:p>
          </table:table-cell>
          <table:table-cell office:value-type="string" office:string-value="Client Zombies rauswerfen" table:style-name="ce10">
            <text:p>Client Zombies rauswerf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Server: Datei senden Filechooser Pfad zu Downloads fehlt" table:style-name="ce10">
            <text:p text:style-name="P1"><text:span text:style-name="T1">Server</text:span>: Datei senden Filechooser</text:p>
            <text:p text:style-name="P1">Pfad zu Downloads fehlt</text:p>
          </table:table-cell>
          <table:table-cell office:value-type="string" office:string-value="Teacher: Kdialog auf Notification umbessern" table:style-name="ce10">
            <text:p>Teacher: Kdialog auf Notification umbessern</text:p>
          </table:table-cell>
          <table:table-cell office:value-type="string" office:string-value="def openFileManager(path): korrekt?" table:style-name="ce10">
            <text:p>def openFileManager(path): korrekt?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10">
          <table:table-cell office:value-type="string" office:string-value="Doppelte Client anmeldung mit selben Namen …" table:style-name="ce10">
            <text:p>Doppelte Client anmeldung mit selben Namen …</text:p>
          </table:table-cell>
          <table:table-cell office:value-type="string" office:string-value="Notification einheitliche Breite" table:style-name="ce10">
            <text:p>Notification einheitliche Breite</text:p>
          </table:table-cell>
          <table:table-cell office:value-type="string" office:string-value="Client: Zeit ist vollkommen falsch Timedatectl Wir haben Europe/Vienna +2 Timdatectl service gestartet, JA NTP Client verwenden? (ntp, chrony?)" table:style-name="ce10">
            <text:p text:style-name="P1"><text:span text:style-name="T1">Client</text:span>: Zeit ist vollkommen falsch</text:p>
            <text:p text:style-name="P1">Timedatectl</text:p>
            <text:p text:style-name="P1">Wir haben Europe/Vienna +2</text:p>
            <text:p text:style-name="P1">Timdatectl service gestartet, JA</text:p>
            <text:p text:style-name="P1">NTP Client verwenden? (ntp, chrony?)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10">
          <table:table-cell office:value-type="string" office:string-value="Bootmenü Beim Booten auf Laptops: rote Schrift auf roten Hintergrund Timeout 1000sec " table:style-name="ce10">
            <text:p>Bootmenü Beim Booten auf Laptops: rote Schrift auf roten Hintergrund Timeout 1000sec </text:p>
          </table:table-cell>
          <table:table-cell office:value-type="string" office:string-value="Nach LockScreen / UN Löse Screenshot update aus" table:style-name="ce10">
            <text:p>Nach LockScreen / UN Löse Screenshot update aus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Server: ProgfressBar ausblenden wenn done" table:style-name="ce10">
            <text:p text:style-name="P1"><text:span text:style-name="T1">Server</text:span>: ProgfressBar ausblenden wenn done</text:p>
          </table:table-cell>
          <table:table-cell office:value-type="string" office:string-value="Autoabgabe soll keinen Filemanager öffnen" table:style-name="ce10">
            <text:p>Autoabgabe soll keinen Filemanager öffn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11">
          <table:table-cell office:value-type="string" office:string-value="Client: Baut keine Verbindung im LAN auf Log File Starting factory Lokal funktionierts" table:style-name="ce10">
            <text:p>Client: Baut keine Verbindung im LAN auf Log File Starting factory Lokal funktionierts</text:p>
          </table:table-cell>
          <table:table-cell office:value-type="string" office:string-value="Einige Apps werden noch doppelt angezeigt" table:style-name="ce10">
            <text:p>Einige Apps werden noch doppelt angezeigt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Server: Unlock Screen Progressbar bleibt sichtbar" table:style-name="ce10">
            <text:p text:style-name="P1"><text:span text:style-name="T1">Server</text:span>:</text:p>
            <text:p text:style-name="P1">Unlock Screen Progressbar bleibt sichtbar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Server: _onRemoveClient Verbindung trennen Fehler" table:style-name="ce10">
            <text:p text:style-name="P1"><text:span text:style-name="T1">Server</text:span>: _onRemoveClient</text:p>
            <text:p text:style-name="P1">Verbindung trennen Fehler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Client: Startet sich nicht neu wenn Server down ist" table:style-name="ce10">
            <text:p text:style-name="P1"><text:span text:style-name="T1">Client</text:span>: Startet sich nicht neu wenn Server down ist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Twisted Plugin hat sich auch global installiert &gt; ??? " table:style-name="ce10">
            <text:p>Twisted Plugin hat sich auch global installiert &gt; ??? 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Client: _StartExam &gt; Lock File Fails Twisted Zeile 270" table:style-name="ce10">
            <text:p text:style-name="P1"><text:span text:style-name="T2">Client</text:span><text:span text:style-name="T3">: _StartExam &gt; Lock File Fails</text:span></text:p>
            <text:p text:style-name="P1"><text:span text:style-name="T3">Twisted Zeile 270</text:span>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Client: Verbindung trennen RM klappt nicht" table:style-name="ce10">
            <text:p text:style-name="P1"><text:span text:style-name="T2">Client</text:span><text:span text:style-name="T3">: Verbindung trennen RM klappt nicht</text:span>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Server: Unconnected Clients rauswerfen" table:style-name="ce10">
            <text:p text:style-name="P1"><text:span text:style-name="T1">Server:</text:span><text:s/>Unconnected Clients rauswerf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8">
          <table:table-cell office:value-type="string" office:string-value="Server: _updateListItemScreenshot Screenshot update will nicht" table:style-name="ce10">
            <text:p>Server: _updateListItemScreenshot Screenshot update will nicht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Server: Nach Abgabe Ordner öffnen" table:style-name="ce10">
            <text:p text:style-name="P1"><text:span text:style-name="T1">Server</text:span>: Nach Abgabe Ordner öffnen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>
          <table:table-cell office:value-type="string" office:string-value="Ab und zu OFFLINE von Client, warum?" table:style-name="ce10">
            <text:p>Ab und zu OFFLINE von Client, warum?</text:p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 table:number-rows-repeated="103"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2">
            <text:p/>
          </table:table-cell>
          <table:table-cell office:value-type="string" office:string-value="" table:style-name="ce7">
            <text:p/>
          </table:table-cell>
        </table:table-row>
        <table:table-row table:style-name="ro3" table:number-rows-repeated="1048437">
          <table:table-cell/>
        </table:table-row>
      </table:table>
      <table:table table:name="Wunschliste" table:style-name="ta1">
        <table:table-column table:style-name="co4"/>
        <table:table-column table:style-name="co5"/>
        <table:table-row table:style-name="ro12" table:default-cell-style-name="ce12">
          <table:table-cell office:value-type="string" office:string-value="Server" table:style-name="ce13">
            <text:p>Server</text:p>
          </table:table-cell>
          <table:table-cell office:value-type="string" office:string-value="Client" table:style-name="ce13">
            <text:p>Client</text:p>
          </table:table-cell>
        </table:table-row>
        <table:table-row table:style-name="ro12" table:default-cell-style-name="ce14">
          <table:table-cell office:value-type="string" office:string-value="nur ein Button Exam starten/stoppen">
            <text:p>nur ein Button Exam starten/stoppen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Accent" style:family="table-cell">
      <style:text-properties fo:color="#000000" fo:font-size="10.000000000000000pt" fo:font-weight="bold"/>
    </style:style>
    <style:style style:name="custom-style2" style:display-name="Accent 1" style:family="table-cell" style:parent-style-name="custom-style1">
      <style:table-cell-properties fo:background-color="#000000"/>
      <style:text-properties fo:color="#ffffff" fo:font-size="10.000000000000000pt"/>
    </style:style>
    <style:style style:name="custom-style3" style:display-name="Accent 2" style:family="table-cell" style:parent-style-name="custom-style1">
      <style:table-cell-properties fo:background-color="#808080"/>
      <style:text-properties fo:color="#ffffff" fo:font-size="10.000000000000000pt"/>
    </style:style>
    <style:style style:name="custom-style4" style:display-name="Accent 3" style:family="table-cell" style:parent-style-name="custom-style1">
      <style:table-cell-properties fo:background-color="#dddddd"/>
    </style:style>
    <style:style style:name="custom-style5" style:display-name="Bad" style:family="table-cell">
      <style:table-cell-properties fo:background-color="#ffcccc"/>
      <style:text-properties fo:color="#cc0000" fo:font-size="10.000000000000000pt"/>
    </style:style>
    <style:style style:name="custom-style6" style:display-name="Default1" style:family="table-cell"/>
    <style:style style:name="custom-style7" style:display-name="Error" style:family="table-cell">
      <style:table-cell-properties fo:background-color="#cc0000"/>
      <style:text-properties fo:color="#ffffff" fo:font-size="10.000000000000000pt" fo:font-weight="bold"/>
    </style:style>
    <style:style style:name="custom-style8" style:display-name="Footnote" style:family="table-cell">
      <style:text-properties fo:color="#808080" fo:font-size="10.000000000000000pt" fo:font-style="italic"/>
    </style:style>
    <style:style style:name="custom-style9" style:display-name="Good" style:family="table-cell">
      <style:table-cell-properties fo:background-color="#ccffcc"/>
      <style:text-properties fo:color="#006600" fo:font-size="10.000000000000000pt"/>
    </style:style>
    <style:style style:name="custom-style10" style:display-name="Heading" style:family="table-cell" style:parent-style-name="custom-style6">
      <style:text-properties fo:color="#000000" fo:font-size="24.000000000000000pt" fo:font-weight="bold"/>
    </style:style>
    <style:style style:name="custom-style11" style:display-name="Heading (user)" style:family="table-cell" style:parent-style-name="custom-style6">
      <style:text-properties fo:color="#000000" fo:font-size="24.000000000000000pt" fo:font-weight="bold"/>
    </style:style>
    <style:style style:name="custom-style12" style:display-name="Heading 1" style:family="table-cell" style:parent-style-name="custom-style10">
      <style:text-properties fo:color="#000000" fo:font-size="18.000000000000000pt"/>
    </style:style>
    <style:style style:name="custom-style13" style:display-name="Heading 2" style:family="table-cell" style:parent-style-name="custom-style10">
      <style:text-properties fo:color="#000000" fo:font-size="12.000000000000000pt"/>
    </style:style>
    <style:style style:name="custom-style14" style:display-name="Hyperlink" style:family="table-cell">
      <style:text-properties fo:color="#0000ee" fo:font-size="10.000000000000000pt" style:text-underline-color="font-color" style:text-underline-style="solid" style:text-underline-width="auto"/>
    </style:style>
    <style:style style:name="custom-style15" style:display-name="Neutral" style:family="table-cell">
      <style:table-cell-properties fo:background-color="#ffffcc"/>
      <style:text-properties fo:color="#996600" fo:font-size="10.000000000000000pt"/>
    </style:style>
    <style:style style:name="custom-style16" style:display-name="Note" style:family="table-cell">
      <style:table-cell-properties fo:background-color="#ffffcc" fo:border="1pt solid #808080"/>
      <style:text-properties fo:color="#333333" fo:font-size="10.000000000000000pt"/>
    </style:style>
    <style:style style:name="custom-style17" style:display-name="Status" style:family="table-cell" style:parent-style-name="custom-style6"/>
    <style:style style:name="custom-style18" style:display-name="Text" style:family="table-cell" style:parent-style-name="custom-style6"/>
    <style:style style:name="custom-style19" style:display-name="Warning" style:family="table-cell" style:parent-style-name="custom-style17">
      <style:text-properties fo:color="#cc0000" fo:font-size="10.000000000000000pt"/>
    </style: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Seite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89</meta:generator>
    <dc:title/>
    <meta:initial-creator>Stefan Hagmann</meta:initial-creator>
    <meta:editing-cycles>98</meta:editing-cycles>
    <dc:date>2021-04-04T13:21:55</dc:date>
    <meta:creation-date>2020-05-24T08:47:43.141000000</meta:creation-date>
    <dc:creator>student</dc:creator>
  </office:meta>
</office:document-meta>
</file>